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67be" officeooo:paragraph-rsid="000d67be"/>
    </style:style>
    <style:style style:name="P2" style:family="paragraph" style:parent-style-name="Standard">
      <style:paragraph-properties fo:text-align="start" style:justify-single-word="false"/>
      <style:text-properties officeooo:rsid="000d67be" officeooo:paragraph-rsid="0016db5b"/>
    </style:style>
    <style:style style:name="P3" style:family="paragraph" style:parent-style-name="Standard">
      <style:paragraph-properties fo:text-align="start" style:justify-single-word="false"/>
      <style:text-properties officeooo:rsid="0010a263" officeooo:paragraph-rsid="0010a263"/>
    </style:style>
    <style:style style:name="P4" style:family="paragraph" style:parent-style-name="Standard">
      <style:paragraph-properties fo:text-align="start" style:justify-single-word="false"/>
      <style:text-properties officeooo:rsid="0010a263" officeooo:paragraph-rsid="0016db5b"/>
    </style:style>
    <style:style style:name="P5" style:family="paragraph" style:parent-style-name="Standard">
      <style:paragraph-properties fo:text-align="start" style:justify-single-word="false"/>
      <style:text-properties officeooo:rsid="0016db5b" officeooo:paragraph-rsid="0016db5b"/>
    </style:style>
    <style:style style:name="P6" style:family="paragraph" style:parent-style-name="Standard">
      <style:paragraph-properties fo:text-align="start" style:justify-single-word="false"/>
      <style:text-properties officeooo:rsid="000d67be" officeooo:paragraph-rsid="0017a67f"/>
    </style:style>
    <style:style style:name="P7" style:family="paragraph" style:parent-style-name="Standard">
      <style:paragraph-properties fo:text-align="start" style:justify-single-word="false"/>
      <style:text-properties officeooo:rsid="0016db5b" officeooo:paragraph-rsid="0017a67f"/>
    </style:style>
    <style:style style:name="T1" style:family="text">
      <style:text-properties officeooo:rsid="000f526d"/>
    </style:style>
    <style:style style:name="T2" style:family="text">
      <style:text-properties officeooo:rsid="0016db5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a67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!</text:p>
      <text:p text:style-name="P1">Thank you for purchasing this <text:span text:style-name="T1">OLED</text:span> replacement kit for the <text:span text:style-name="T1">Pure </text:span>Evoke Flow radio.</text:p>
      <text:p text:style-name="P2">Fitting instructions can be downloaded from:<text:line-break/><text:a xlink:type="simple" xlink:href="http://www.davidmpye.com/files/oled25.pdf" text:style-name="Internet_20_link" text:visited-style-name="Visited_20_Internet_20_Link">http://www.davidmpye.</text:a><text:a xlink:type="simple" xlink:href="http://www.davidmpye.com/files/oled25.pdf" text:style-name="Internet_20_link" text:visited-style-name="Visited_20_Internet_20_Link"><text:span text:style-name="T2">com/files/oled25</text:span></text:a><text:a xlink:type="simple" xlink:href="http://www.davidmpye.com/files/oled25.pdf" text:style-name="Internet_20_link" text:visited-style-name="Visited_20_Internet_20_Link"><text:span text:style-name="T4">b</text:span></text:a><text:a xlink:type="simple" xlink:href="http://www.davidmpye.com/files/oled25.pdf" text:style-name="Internet_20_link" text:visited-style-name="Visited_20_Internet_20_Link"><text:span text:style-name="T2">.pdf</text:span></text:a></text:p>
      <text:p text:style-name="P2"/>
      <text:p text:style-name="P7"><text:span text:style-name="T3">Please note: If you have fitted one of these kits before, the installation instructions have changed</text:span>. <text:s/>Please check the instructions.</text:p>
      <text:p text:style-name="P3"/>
      <text:p text:style-name="P3">The attached two screws should be used to secure the circuit board in the kit to the screen bracket, instead of the original screws, as they are slightly longer.</text:p>
      <text:p text:style-name="P3"/>
      <text:p text:style-name="P3"/>
      <text:p text:style-name="P3"/>
      <text:p text:style-name="P1">davidmpye@gmail.com</text:p>
      <text:p text:style-name="P1">David Pye</text:p>
      <text:p text:style-name="P1"/>
      <text:p text:style-name="P1"/>
      <text:p text:style-name="P2">Hi!</text:p>
      <text:p text:style-name="P2">Thank you for purchasing this <text:span text:style-name="T1">OLED</text:span> replacement kit for the <text:span text:style-name="T1">Pure </text:span>Evoke Flow radio.</text:p>
      <text:p text:style-name="P6">Fitting instructions can be downloaded from:<text:line-break/><text:a xlink:type="simple" xlink:href="http://www.davidmpye.com/files/oled25b.pdf" text:style-name="Internet_20_link" text:visited-style-name="Visited_20_Internet_20_Link">http://www.davidmpye.</text:a><text:a xlink:type="simple" xlink:href="http://www.davidmpye.com/files/oled25b.pdf" text:style-name="Internet_20_link" text:visited-style-name="Visited_20_Internet_20_Link"><text:span text:style-name="T2">com/files/oled25</text:span></text:a><text:a xlink:type="simple" xlink:href="http://www.davidmpye.com/files/oled25b.pdf" text:style-name="Internet_20_link" text:visited-style-name="Visited_20_Internet_20_Link"><text:span text:style-name="T4">b</text:span></text:a><text:a xlink:type="simple" xlink:href="http://www.davidmpye.com/files/oled25b.pdf" text:style-name="Internet_20_link" text:visited-style-name="Visited_20_Internet_20_Link"><text:span text:style-name="T2">.pdf</text:span></text:a></text:p>
      <text:p text:style-name="P6"/>
      <text:p text:style-name="P7"><text:span text:style-name="T3">Please note: If you have fitted one of these kits before, the installation instructions have changed</text:span>. <text:s/>Please check the instructions.</text:p>
      <text:p text:style-name="P4"/>
      <text:p text:style-name="P4">The attached two screws should be used to secure the circuit board in the kit to the screen bracket, instead of the original screws, as they are slightly longer.</text:p>
      <text:p text:style-name="P4"/>
      <text:p text:style-name="P4"/>
      <text:p text:style-name="P4"/>
      <text:p text:style-name="P2">davidmpye@gmail.com</text:p>
      <text:p text:style-name="P2">David Pye</text:p>
      <text:p text:style-name="P2"/>
      <text:p text:style-name="P2">Hi!</text:p>
      <text:p text:style-name="P2">Thank you for purchasing this <text:span text:style-name="T1">OLED</text:span> replacement kit for the <text:span text:style-name="T1">Pure </text:span>Evoke Flow radio.</text:p>
      <text:p text:style-name="P6">Fitting instructions can be downloaded from:<text:line-break/><text:a xlink:type="simple" xlink:href="http://www.davidmpye.com/files/oled25.pdf" text:style-name="Internet_20_link" text:visited-style-name="Visited_20_Internet_20_Link">http://www.davidmpye.</text:a><text:a xlink:type="simple" xlink:href="http://www.davidmpye.com/files/oled25.pdf" text:style-name="Internet_20_link" text:visited-style-name="Visited_20_Internet_20_Link"><text:span text:style-name="T2">com/files/oled25</text:span></text:a><text:a xlink:type="simple" xlink:href="http://www.davidmpye.com/files/oled25.pdf" text:style-name="Internet_20_link" text:visited-style-name="Visited_20_Internet_20_Link"><text:span text:style-name="T4">b</text:span></text:a><text:a xlink:type="simple" xlink:href="http://www.davidmpye.com/files/oled25.pdf" text:style-name="Internet_20_link" text:visited-style-name="Visited_20_Internet_20_Link"><text:span text:style-name="T2">.pdf</text:span></text:a></text:p>
      <text:p text:style-name="P2"/>
      <text:p text:style-name="P5"><text:span text:style-name="T3">Please note: If you have fitted one of these kits before, the installation instructions have changed</text:span>. <text:s/>Please check the instructions.</text:p>
      <text:p text:style-name="P4"/>
      <text:p text:style-name="P4">The attached two screws should be used to secure the circuit board in the kit to the screen bracket, instead of the original screws, as they are slightly longer.</text:p>
      <text:p text:style-name="P4"/>
      <text:p text:style-name="P4"/>
      <text:p text:style-name="P4"/>
      <text:p text:style-name="P2">davidmpye@gmail.com</text:p>
      <text:p text:style-name="P2">David Py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2:09:21.787975179</meta:creation-date>
    <meta:print-date>2021-08-09T21:12:43.169714991</meta:print-date>
    <dc:date>2021-08-09T21:13:12.850214746</dc:date>
    <meta:editing-duration>PT4H31M50S</meta:editing-duration>
    <meta:editing-cycles>6</meta:editing-cycles>
    <meta:generator>LibreOffice/7.0.4.2$Linux_X86_64 LibreOffice_project/00$Build-2</meta:generator>
    <meta:document-statistic meta:table-count="0" meta:image-count="0" meta:object-count="0" meta:page-count="1" meta:paragraph-count="21" meta:word-count="222" meta:character-count="1479" meta:non-whitespace-character-count="1275"/>
  </office:meta>
</office:document-meta>
</file>